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30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2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1952" calcext:value-type="float">
            <text:p>47.6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2808" calcext:value-type="float">
            <text:p>47.6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7672" calcext:value-type="float">
            <text:p>47.6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7672" calcext:value-type="float">
            <text:p>47.6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2808" calcext:value-type="float">
            <text:p>47.6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548" calcext:value-type="float">
            <text:p>47.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2808" calcext:value-type="float">
            <text:p>47.6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1952" calcext:value-type="float">
            <text:p>47.6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2808" calcext:value-type="float">
            <text:p>47.6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856" calcext:value-type="float">
            <text:p>47.6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1952" calcext:value-type="float">
            <text:p>47.6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7672" calcext:value-type="float">
            <text:p>47.6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6816" calcext:value-type="float">
            <text:p>47.6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856" calcext:value-type="float">
            <text:p>47.6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1096" calcext:value-type="float">
            <text:p>47.6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548" calcext:value-type="float">
            <text:p>47.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4624" calcext:value-type="float">
            <text:p>47.6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1472" calcext:value-type="float">
            <text:p>47.5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1472" calcext:value-type="float">
            <text:p>47.5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10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1472" calcext:value-type="float">
            <text:p>47.5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04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568" calcext:value-type="float">
            <text:p>47.5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1472" calcext:value-type="float">
            <text:p>47.5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1952" calcext:value-type="float">
            <text:p>47.6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02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568" calcext:value-type="float">
            <text:p>47.5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20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8-28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22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4688" calcext:value-type="float">
            <text:p>47.4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784" calcext:value-type="float">
            <text:p>47.4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27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21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5064" calcext:value-type="float">
            <text:p>47.3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164" calcext:value-type="float">
            <text:p>47.4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13 0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4688" calcext:value-type="float">
            <text:p>47.4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8-1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25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2976" calcext:value-type="float">
            <text:p>47.4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784" calcext:value-type="float">
            <text:p>47.4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164" calcext:value-type="float">
            <text:p>47.4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164" calcext:value-type="float">
            <text:p>47.4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21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4688" calcext:value-type="float">
            <text:p>47.4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4688" calcext:value-type="float">
            <text:p>47.4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2496" calcext:value-type="float">
            <text:p>47.4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164" calcext:value-type="float">
            <text:p>47.4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3728" calcext:value-type="float">
            <text:p>47.3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4688" calcext:value-type="float">
            <text:p>47.4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784" calcext:value-type="float">
            <text:p>47.4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9824" calcext:value-type="float">
            <text:p>47.3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784" calcext:value-type="float">
            <text:p>47.4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164" calcext:value-type="float">
            <text:p>47.4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16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784" calcext:value-type="float">
            <text:p>47.4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9072" calcext:value-type="float">
            <text:p>47.4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9448" calcext:value-type="float">
            <text:p>47.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3352" calcext:value-type="float">
            <text:p>47.3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784" calcext:value-type="float">
            <text:p>47.4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784" calcext:value-type="float">
            <text:p>47.4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21 0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212" calcext:value-type="float">
            <text:p>47.4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4312" calcext:value-type="float">
            <text:p>47.4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3832" calcext:value-type="float">
            <text:p>47.4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26" calcext:value-type="float">
            <text:p>47.4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6504" calcext:value-type="float">
            <text:p>47.4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0408" calcext:value-type="float">
            <text:p>47.4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3456" calcext:value-type="float">
            <text:p>47.4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0032" calcext:value-type="float">
            <text:p>47.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10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3184" calcext:value-type="float">
            <text:p>47.5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308" calcext:value-type="float">
            <text:p>47.5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0992" calcext:value-type="float">
            <text:p>47.5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1472" calcext:value-type="float">
            <text:p>47.5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1368" calcext:value-type="float">
            <text:p>47.5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20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4416" calcext:value-type="float">
            <text:p>47.5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9176" calcext:value-type="float">
            <text:p>47.5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09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9656" calcext:value-type="float">
            <text:p>47.5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4896" calcext:value-type="float">
            <text:p>47.5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1952" calcext:value-type="float">
            <text:p>47.6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5752" calcext:value-type="float">
            <text:p>47.5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548" calcext:value-type="float">
            <text:p>47.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1848" calcext:value-type="float">
            <text:p>47.5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6712" calcext:value-type="float">
            <text:p>47.6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856" calcext:value-type="float">
            <text:p>47.6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1952" calcext:value-type="float">
            <text:p>47.6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2808" calcext:value-type="float">
            <text:p>47.6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4624" calcext:value-type="float">
            <text:p>47.6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928" calcext:value-type="float">
            <text:p>47.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8152" calcext:value-type="float">
            <text:p>47.6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59112" calcext:value-type="float">
            <text:p>47.7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1472" calcext:value-type="float">
            <text:p>47.5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2328" calcext:value-type="float">
            <text:p>47.5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6712" calcext:value-type="float">
            <text:p>47.6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568" calcext:value-type="float">
            <text:p>47.5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1472" calcext:value-type="float">
            <text:p>47.5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0616" calcext:value-type="float">
            <text:p>47.6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1952" calcext:value-type="float">
            <text:p>47.6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9008" calcext:value-type="float">
            <text:p>47.6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6712" calcext:value-type="float">
            <text:p>47.6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6336" calcext:value-type="float">
            <text:p>47.6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2432" calcext:value-type="float">
            <text:p>47.6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9384" calcext:value-type="float">
            <text:p>47.6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3768" calcext:value-type="float">
            <text:p>47.6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9008" calcext:value-type="float">
            <text:p>47.6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8528" calcext:value-type="float">
            <text:p>47.6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882" calcext:value-type="float">
            <text:p>47.70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84568" calcext:value-type="float">
            <text:p>47.69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33341935484" calcext:value-type="float">
            <text:p>47.693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7136" calcext:value-type="float">
            <text:p>47.69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91352258065" calcext:value-type="float">
            <text:p>47.69913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5816774194" calcext:value-type="float">
            <text:p>47.7315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248" calcext:value-type="float">
            <text:p>47.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28018064516" calcext:value-type="float">
            <text:p>47.8828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43008" calcext:value-type="float">
            <text:p>47.97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178970322581" calcext:value-type="float">
            <text:p>48.0178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76209655173" calcext:value-type="float">
            <text:p>48.047620965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87298064516" calcext:value-type="float">
            <text:p>48.0687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7480516129" calcext:value-type="float">
            <text:p>48.0774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94848" calcext:value-type="float">
            <text:p>48.04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42763870968" calcext:value-type="float">
            <text:p>48.0542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70896" calcext:value-type="float">
            <text:p>48.03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3816774194" calcext:value-type="float">
            <text:p>48.0363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01179354839" calcext:value-type="float">
            <text:p>48.0401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22128" calcext:value-type="float">
            <text:p>48.03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25470967742" calcext:value-type="float">
            <text:p>48.032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378" calcext:value-type="float">
            <text:p>48.02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31948387097" calcext:value-type="float">
            <text:p>48.053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36151428571" calcext:value-type="float">
            <text:p>48.08361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35938064516" calcext:value-type="float">
            <text:p>48.1235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19107096774" calcext:value-type="float">
            <text:p>48.1519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6876" calcext:value-type="float">
            <text:p>48.15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37210322581" calcext:value-type="float">
            <text:p>48.1337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97522758621" calcext:value-type="float">
            <text:p>48.099752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66534193548" calcext:value-type="float">
            <text:p>48.0966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97768" calcext:value-type="float">
            <text:p>48.09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68736" calcext:value-type="float">
            <text:p>48.08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85909677419" calcext:value-type="float">
            <text:p>48.088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19536" calcext:value-type="float">
            <text:p>48.09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16967741936" calcext:value-type="float">
            <text:p>48.111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21654285714" calcext:value-type="float">
            <text:p>48.13216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29922580645" calcext:value-type="float">
            <text:p>48.152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45249032258" calcext:value-type="float">
            <text:p>48.1745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32336" calcext:value-type="float">
            <text:p>48.17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23329032258" calcext:value-type="float">
            <text:p>48.162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44376" calcext:value-type="float">
            <text:p>48.15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54503225807" calcext:value-type="float">
            <text:p>48.1554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17024516129" calcext:value-type="float">
            <text:p>48.1817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30382608696" calcext:value-type="float">
            <text:p>48.16303826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8024" calcext:value-type="float">
            <text:p>48.1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96344" calcext:value-type="float">
            <text:p>48.17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3304516129" calcext:value-type="float">
            <text:p>48.193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984594285714" calcext:value-type="float">
            <text:p>48.19845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8926451613" calcext:value-type="float">
            <text:p>48.2408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30846451613" calcext:value-type="float">
            <text:p>48.25308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30912" calcext:value-type="float">
            <text:p>48.25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12859354839" calcext:value-type="float">
            <text:p>48.24128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8824" calcext:value-type="float">
            <text:p>48.2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91228387097" calcext:value-type="float">
            <text:p>48.2391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96144516129" calcext:value-type="float">
            <text:p>48.2396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93752" calcext:value-type="float">
            <text:p>48.23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33218064516" calcext:value-type="float">
            <text:p>48.23332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75896" calcext:value-type="float">
            <text:p>48.22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04704516129" calcext:value-type="float">
            <text:p>48.2304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55155862069" calcext:value-type="float">
            <text:p>48.25551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68498064516" calcext:value-type="float">
            <text:p>48.2668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84518709677" calcext:value-type="float">
            <text:p>48.27845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36296" calcext:value-type="float">
            <text:p>48.29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42529032258" calcext:value-type="float">
            <text:p>48.284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49273846154" calcext:value-type="float">
            <text:p>48.274927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0226" calcext:value-type="float">
            <text:p>48.290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88335483871" calcext:value-type="float">
            <text:p>48.3088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318" calcext:value-type="float">
            <text:p>48.30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81047741936" calcext:value-type="float">
            <text:p>48.32810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54789677419" calcext:value-type="float">
            <text:p>48.3354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97712" calcext:value-type="float">
            <text:p>48.35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60861935484" calcext:value-type="float">
            <text:p>48.37608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50112" calcext:value-type="float">
            <text:p>48.37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983225806" calcext:value-type="float">
            <text:p>48.31089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63409032258" calcext:value-type="float">
            <text:p>48.2263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24816" calcext:value-type="float">
            <text:p>48.25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23731612903" calcext:value-type="float">
            <text:p>48.31237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50824" calcext:value-type="float">
            <text:p>48.33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06495483871" calcext:value-type="float">
            <text:p>48.3606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29722857143" calcext:value-type="float">
            <text:p>48.38297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38015483871" calcext:value-type="float">
            <text:p>48.4338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93132903226" calcext:value-type="float">
            <text:p>48.5093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42056" calcext:value-type="float">
            <text:p>48.58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07762580645" calcext:value-type="float">
            <text:p>48.7107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31792" calcext:value-type="float">
            <text:p>48.70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9138" calcext:value-type="float">
            <text:p>48.729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7132631579" calcext:value-type="float">
            <text:p>48.719713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69384" calcext:value-type="float">
            <text:p>48.70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6999483871" calcext:value-type="float">
            <text:p>48.7269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98626666667" calcext:value-type="float">
            <text:p>48.76986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68952" calcext:value-type="float">
            <text:p>48.71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01169032258" calcext:value-type="float">
            <text:p>48.7201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98696" calcext:value-type="float">
            <text:p>48.68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47901935484" calcext:value-type="float">
            <text:p>48.6747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87368" calcext:value-type="float">
            <text:p>48.66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83992258065" calcext:value-type="float">
            <text:p>48.66839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53139310345" calcext:value-type="float">
            <text:p>48.665313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20371612903" calcext:value-type="float">
            <text:p>48.6720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66294193548" calcext:value-type="float">
            <text:p>48.6666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51224" calcext:value-type="float">
            <text:p>48.65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51372903226" calcext:value-type="float">
            <text:p>48.6251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49752" calcext:value-type="float">
            <text:p>48.59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87695483871" calcext:value-type="float">
            <text:p>48.5587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69708387097" calcext:value-type="float">
            <text:p>48.5469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22296" calcext:value-type="float">
            <text:p>48.52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18985806452" calcext:value-type="float">
            <text:p>48.52189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5872" calcext:value-type="float">
            <text:p>48.5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04931612903" calcext:value-type="float">
            <text:p>48.51049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37245714286" calcext:value-type="float">
            <text:p>48.52372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3543225807" calcext:value-type="float">
            <text:p>48.53035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23612903226" calcext:value-type="float">
            <text:p>48.512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1968" calcext:value-type="float">
            <text:p>48.53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57620645161" calcext:value-type="float">
            <text:p>48.5357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22144" calcext:value-type="float">
            <text:p>48.50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00998709677" calcext:value-type="float">
            <text:p>48.5100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62941935484" calcext:value-type="float">
            <text:p>48.5162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37536" calcext:value-type="float">
            <text:p>48.52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6949677419" calcext:value-type="float">
            <text:p>48.5396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44328888889" calcext:value-type="float">
            <text:p>48.534432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5496" calcext:value-type="float">
            <text:p>48.5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42194285714" calcext:value-type="float">
            <text:p>48.56421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36751428572" calcext:value-type="float">
            <text:p>48.563675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30263225807" calcext:value-type="float">
            <text:p>48.57302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22448" calcext:value-type="float">
            <text:p>48.54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81623225807" calcext:value-type="float">
            <text:p>48.51816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59736" calcext:value-type="float">
            <text:p>48.50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88505806452" calcext:value-type="float">
            <text:p>48.5188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21241290323" calcext:value-type="float">
            <text:p>48.53212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03144" calcext:value-type="float">
            <text:p>48.54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56232258065" calcext:value-type="float">
            <text:p>48.5556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55112" calcext:value-type="float">
            <text:p>48.56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91339354839" calcext:value-type="float">
            <text:p>48.5491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88854285714" calcext:value-type="float">
            <text:p>48.55888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2928" calcext:value-type="float">
            <text:p>48.5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28091428572" calcext:value-type="float">
            <text:p>48.492809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20779354839" calcext:value-type="float">
            <text:p>48.4820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52242580645" calcext:value-type="float">
            <text:p>48.4852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74672" calcext:value-type="float">
            <text:p>48.46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24134193548" calcext:value-type="float">
            <text:p>48.4624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066" calcext:value-type="float">
            <text:p>48.46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81855483871" calcext:value-type="float">
            <text:p>48.4581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10979310345" calcext:value-type="float">
            <text:p>48.46109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49003870968" calcext:value-type="float">
            <text:p>48.4749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13874285714" calcext:value-type="float">
            <text:p>48.51138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64116923077" calcext:value-type="float">
            <text:p>48.486411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0900645161" calcext:value-type="float">
            <text:p>48.4930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93544" calcext:value-type="float">
            <text:p>48.47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81855483871" calcext:value-type="float">
            <text:p>48.4581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06436129032" calcext:value-type="float">
            <text:p>48.4606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93392" calcext:value-type="float">
            <text:p>48.45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46459354839" calcext:value-type="float">
            <text:p>48.45464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10664" calcext:value-type="float">
            <text:p>48.46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12913548387" calcext:value-type="float">
            <text:p>48.48129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606" calcext:value-type="float">
            <text:p>48.48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27950967742" calcext:value-type="float">
            <text:p>48.4927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34139354839" calcext:value-type="float">
            <text:p>48.5034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80488275862" calcext:value-type="float">
            <text:p>48.528048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8584516129" calcext:value-type="float">
            <text:p>48.528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04592" calcext:value-type="float">
            <text:p>48.53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38939354839" calcext:value-type="float">
            <text:p>48.5338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4983225806" calcext:value-type="float">
            <text:p>48.53949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2956" calcext:value-type="float">
            <text:p>48.54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05288888889" calcext:value-type="float">
            <text:p>48.54052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7383" calcext:value-type="float">
            <text:p>48.657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42869677419" calcext:value-type="float">
            <text:p>48.70428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84928" calcext:value-type="float">
            <text:p>48.74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53625806452" calcext:value-type="float">
            <text:p>48.805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2008" calcext:value-type="float">
            <text:p>48.8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51832258065" calcext:value-type="float">
            <text:p>48.8451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42461935484" calcext:value-type="float">
            <text:p>48.8942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31864" calcext:value-type="float">
            <text:p>48.91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69470967742" calcext:value-type="float">
            <text:p>48.946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88072" calcext:value-type="float">
            <text:p>49.02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949225806452" calcext:value-type="float">
            <text:p>49.094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19094285714" calcext:value-type="float">
            <text:p>49.13190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68252903226" calcext:value-type="float">
            <text:p>49.1768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45811612903" calcext:value-type="float">
            <text:p>49.2145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25304" calcext:value-type="float">
            <text:p>49.25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52172903226" calcext:value-type="float">
            <text:p>49.2652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0031142357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584" calcext:value-type="float">
            <text:p>49.2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470" meta:object-count="0"/>
    <meta:user-defined meta:name="AppVersion">3.0</meta:user-defined>
  </office:meta>
</office:document-meta>
</file>